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5.3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Details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arrival_stop</text:p>
          </table:table-cell>
          <table:table-cell office:value-type="string">
            <text:p><text:a xlink:href="../TransitStop%20object.ods">TransitStop</text:a></text:p>
          </table:table-cell>
          <table:table-cell office:value-type="string">
            <text:p>The arrival stop of this transit step.</text:p>
          </table:table-cell>
        </table:table-row>
        <table:table-row table:style-name="ro4">
          <table:table-cell office:value-type="string">
            <text:p>arrival_time</text:p>
          </table:table-cell>
          <table:table-cell office:value-type="string">
            <text:p><text:a xlink:href="../Time%20object.ods">Time</text:a></text:p>
          </table:table-cell>
          <table:table-cell office:value-type="string">
            <text:p>The arrival time of this step, specified as a Time object.</text:p>
          </table:table-cell>
        </table:table-row>
        <table:table-row table:style-name="ro4">
          <table:table-cell office:value-type="string">
            <text:p>departure_stop</text:p>
          </table:table-cell>
          <table:table-cell office:value-type="string">
            <text:p><text:a xlink:href="../TransitStop%20object.ods">TransitStop</text:a></text:p>
          </table:table-cell>
          <table:table-cell office:value-type="string">
            <text:p>The departure stop of this transit step.</text:p>
          </table:table-cell>
        </table:table-row>
        <table:table-row table:style-name="ro4">
          <table:table-cell office:value-type="string">
            <text:p>departure_time</text:p>
          </table:table-cell>
          <table:table-cell office:value-type="string">
            <text:p><text:a xlink:href="../Time%20object.ods">Time</text:a></text:p>
          </table:table-cell>
          <table:table-cell office:value-type="string">
            <text:p>The departure time of this step, specified as a Time object.</text:p>
          </table:table-cell>
        </table:table-row>
        <table:table-row table:style-name="ro4">
          <table:table-cell office:value-type="string">
            <text:p>headsign</text:p>
          </table:table-cell>
          <table:table-cell office:value-type="string">
            <text:p>string</text:p>
          </table:table-cell>
          <table:table-cell office:value-type="string">
            <text:p>The direction in which to travel on this line, as it is marked on the vehicle or at the departure stop.</text:p>
          </table:table-cell>
        </table:table-row>
        <table:table-row table:style-name="ro4">
          <table:table-cell office:value-type="string">
            <text:p>headway</text:p>
          </table:table-cell>
          <table:table-cell office:value-type="string">
            <text:p>number</text:p>
          </table:table-cell>
          <table:table-cell office:value-type="string">
            <text:p>The expected number of seconds between equivalent vehicles at this stop.</text:p>
          </table:table-cell>
        </table:table-row>
        <table:table-row table:style-name="ro4">
          <table:table-cell office:value-type="string">
            <text:p>line</text:p>
          </table:table-cell>
          <table:table-cell office:value-type="string">
            <text:p><text:a xlink:href="../TransitLine%20object.ods">TransitLine</text:a></text:p>
          </table:table-cell>
          <table:table-cell office:value-type="string">
            <text:p>Details about the transit line used in this step.</text:p>
          </table:table-cell>
        </table:table-row>
        <table:table-row table:style-name="ro4">
          <table:table-cell office:value-type="string">
            <text:p>num_stops</text:p>
          </table:table-cell>
          <table:table-cell office:value-type="string">
            <text:p>number</text:p>
          </table:table-cell>
          <table:table-cell office:value-type="string">
            <text:p>The number of stops on this step. Includes the arrival stop, but not the departure stop.</text:p>
          </table:table-cell>
        </table:table-row>
        <table:table-row table:style-name="ro4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8:20.46</meta:creation-date>
    <dc:date>2012-07-17T11:17:04.11</dc:date>
    <meta:editing-duration>PT8M43S</meta:editing-duration>
    <meta:editing-cycles>1</meta:editing-cycles>
    <meta:document-statistic meta:table-count="3" meta:cell-count="29" meta:object-count="0"/>
    <meta:generator>OpenOffice.org/3.3$Win32 OpenOffice.org_project/330m20$Build-9567</meta:generator>
  </office:meta>
</office:document-meta>
</file>